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69cm"/>
    </style:style>
    <style:style style:name="co5" style:family="table-column">
      <style:table-column-properties fo:break-before="auto" style:column-width="1.291cm"/>
    </style:style>
    <style:style style:name="co6" style:family="table-column">
      <style:table-column-properties fo:break-before="auto" style:column-width="6.548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1.598cm"/>
    </style:style>
    <style:style style:name="co11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2.766cm"/>
    </style:style>
    <style:style style:name="co13" style:family="table-column">
      <style:table-column-properties fo:break-before="auto" style:column-width="1.076cm"/>
    </style:style>
    <style:style style:name="co14" style:family="table-column">
      <style:table-column-properties fo:break-before="auto" style:column-width="0.984cm"/>
    </style:style>
    <style:style style:name="co16" style:family="table-column">
      <style:table-column-properties fo:break-before="auto" style:column-width="2.267cm"/>
    </style:style>
    <style:style style:name="ro1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637cm" fo:break-before="auto" style:use-optimal-row-height="false"/>
    </style:style>
    <style:style style:name="ro7" style:family="table-row">
      <style:table-row-properties style:row-height="0.70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1.468cm" fo:break-before="auto" style:use-optimal-row-height="false"/>
    </style:style>
    <style:style style:name="ro10" style:family="table-row">
      <style:table-row-properties style:row-height="1.356cm" fo:break-before="auto" style:use-optimal-row-height="false"/>
    </style:style>
    <style:style style:name="ro11" style:family="table-row">
      <style:table-row-properties style:row-height="0.917cm" fo:break-before="auto" style:use-optimal-row-height="false"/>
    </style:style>
    <style:style style:name="ro12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953cm" fo:break-before="auto" style:use-optimal-row-height="false"/>
    </style:style>
    <style:style style:name="ro16" style:family="table-row">
      <style:table-row-properties style:row-height="0.979cm" fo:break-before="auto" style:use-optimal-row-height="false"/>
    </style:style>
    <style:style style:name="ro17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" style:family="table-cell" style:parent-style-name="Default" style:data-style-name="N100">
      <style:table-cell-properties fo:border-bottom="0.99pt solid #000000" style:cell-protect="none" style:print-content="tru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99pt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fo:font-size="11pt" style:font-size-asian="11pt" style:font-size-complex="11pt"/>
    </style:style>
    <style:style style:name="ce24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30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4d4d4d" style:font-name="Droid Sans" fo:font-size="12pt" fo:language="none" fo:country="none" style:font-name-asian="Droid Sans" style:font-size-asian="12pt" style:language-asian="none" style:country-asian="none" style:font-name-complex="Droid Sans" style:font-size-complex="12pt" style:language-complex="none" style:country-complex="none"/>
    </style:style>
    <style:style style:name="ce31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2.49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</style:style>
    <style:style style:name="ce33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cell-protect="protected" style:print-content="tru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9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40" style:family="table-cell" style:parent-style-name="Default">
      <style:table-cell-properties style:glyph-orientation-vertical="0" fo:border-bottom="2.4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41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ackground-color="#c0c0c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5" style:family="table-cell" style:parent-style-name="Default" style:data-style-name="N0">
      <style:table-cell-properties style:glyph-orientation-vertical="0" fo:border-bottom="0.99pt solid #000000" fo:background-color="#c0c0c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double #000000" style:border-line-width="0.035cm 0.035cm 0.035cm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fix" style:repeat-content="false" fo:wrap-option="wrap" fo:border-left="0.99pt double #000000" style:border-line-width-left="0.035cm 0.035cm 0.035cm" style:direction="ltr" fo:border-right="none" style:rotation-angle="0" style:rotation-align="none" style:shrink-to-fit="false" fo:border-top="0.99pt double #000000" style:border-line-width-top="0.035cm 0.035cm 0.035cm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99pt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c0c0c0" style:cell-protect="none" style:print-content="true" style:diagonal-bl-tr="none" style:diagonal-tl-br="none" fo:border-left="0.99pt solid #000000" fo:border-right="none" style:rotation-align="none" fo:border-top="0.99pt solid #000000"/>
    </style:style>
    <style:style style:name="ce51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fix" style:repeat-content="false" fo:wrap-option="no-wrap" fo:border-left="none" style:direction="ltr" fo:border-right="0.99pt double #000000" style:border-line-width-right="0.035cm 0.035cm 0.035cm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double #000000" style:border-line-width-top="0.035cm 0.035cm 0.035cm" style:vertical-align="automatic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double #000000" style:border-line-width-top="0.035cm 0.035cm 0.035cm" style:vertical-align="top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fix" style:repeat-content="false" fo:wrap-option="no-wrap" fo:border-left="0.99pt double #000000" style:border-line-width-left="0.035cm 0.035cm 0.035cm" style:direction="ltr" fo:border-right="0.99pt double #000000" style:border-line-width-right="0.035cm 0.035cm 0.035cm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fo:border="0.99pt solid #000000" style:rotation-align="none"/>
    </style:style>
    <style:style style:name="ce58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59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60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1" style:family="table-cell" style:parent-style-name="Default">
      <style:table-cell-properties fo:background-color="#c0c0c0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5" style:family="table-cell" style:parent-style-name="Default">
      <style:table-cell-properties style:glyph-orientation-vertical="0" fo:border-bottom="2.4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0.99pt double #000000" style:border-line-width-right="0.035cm 0.035cm 0.035cm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67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0.99pt double #000000" style:border-line-width-right="0.035cm 0.035cm 0.035cm" style:rotation-angle="0" style:rotation-align="none" style:shrink-to-fit="false" fo:border-top="0.99pt double #000000" style:border-line-width-top="0.035cm 0.035cm 0.035cm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order-bottom="0.99pt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0.99pt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</style:style>
    <style:style style:name="ce69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0" style:family="table-cell" style:parent-style-name="Default" style:data-style-name="N4">
      <style:table-cell-properties fo:background-color="#c0c0c0" style:cell-protect="none" style:print-content="true" style:diagonal-bl-tr="none" style:diagonal-tl-br="none" fo:border="0.99pt solid #000000" style:rotation-align="none"/>
    </style:style>
    <style:style style:name="ce71" style:family="table-cell" style:parent-style-name="Default" style:data-style-name="N4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99pt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</style:style>
    <style:style style:name="ce72" style:family="table-cell" style:parent-style-name="Default" style:data-style-name="N4">
      <style:table-cell-properties style:cell-protect="protected" style:print-content="true" style:diagonal-bl-tr="none" style:diagonal-tl-br="none" fo:border="none" style:rotation-align="none"/>
    </style:style>
    <style:style style:name="ce73" style:family="table-cell" style:parent-style-name="Default" style:data-style-name="N4">
      <style:table-cell-properties fo:border-bottom="2.49pt solid #000000" fo:background-color="#c0c0c0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74" style:family="table-cell" style:parent-style-name="Default" style:data-style-name="N4">
      <style:table-cell-properties fo:border-bottom="0.99pt solid #000000" fo:background-color="#c0c0c0" style:cell-protect="none" style:print-content="true" style:diagonal-bl-tr="none" style:diagonal-tl-br="none" fo:border-left="0.99pt solid #000000" fo:border-right="0.99pt solid #000000" style:rotation-align="none" fo:border-top="none"/>
    </style:style>
    <style:style style:name="ce75" style:family="table-cell" style:parent-style-name="Default" style:data-style-name="N4">
      <style:table-cell-properties style:glyph-orientation-vertical="0" fo:border-bottom="0.99pt double #000000" style:border-line-width-bottom="0.035cm 0.035cm 0.035cm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0.99pt double #000000" style:border-line-width-right="0.035cm 0.035cm 0.035cm" style:rotation-angle="0" style:rotation-align="none" style:shrink-to-fit="false" fo:border-top="0.99pt double #000000" style:border-line-width-top="0.035cm 0.035cm 0.035cm" style:vertical-align="middle"/>
      <style:paragraph-properties fo:margin-left="0cm" style:writing-mode="page"/>
    </style:style>
    <style:style style:name="ce76" style:family="table-cell" style:parent-style-name="Default" style:data-style-name="N4">
      <style:table-cell-properties fo:border-bottom="0.99pt double #000000" style:border-line-width-bottom="0.035cm 0.035cm 0.035cm" fo:background-color="#ffffff" style:cell-protect="protected" style:print-content="true" style:diagonal-bl-tr="none" style:diagonal-tl-br="none" fo:border-left="none" fo:border-right="none" style:rotation-align="none" fo:border-top="0.99pt double #000000" style:border-line-width-top="0.035cm 0.035cm 0.035cm"/>
    </style:style>
    <style:style style:name="ce77" style:family="table-cell" style:parent-style-name="Default" style:data-style-name="N4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99pt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99pt double #000000" style:border-line-width-bottom="0.035cm 0.035cm 0.035cm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 style:data-style-name="N4">
      <style:table-cell-properties fo:border-bottom="2.49pt solid #000000" fo:background-color="#c0c0c0" style:cell-protect="none" style:print-content="true" style:diagonal-bl-tr="none" style:diagonal-tl-br="none" fo:border-left="0.99pt solid #000000" fo:border-right="0.99pt double #000000" style:border-line-width-right="0.035cm 0.035cm 0.035cm" style:rotation-align="none" fo:border-top="0.99pt solid #000000"/>
    </style:style>
    <style:style style:name="ce81" style:family="table-cell" style:parent-style-name="Default" style:data-style-name="N4">
      <style:table-cell-properties fo:background-color="#c0c0c0" style:cell-protect="none" style:print-content="true" style:diagonal-bl-tr="none" style:diagonal-tl-br="none" fo:border="0.99pt solid #000000" style:rotation-align="none"/>
      <style:text-properties style:font-name="Arial" style:font-name-asian="Droid Sans Fallback" style:font-name-complex="FreeSans"/>
    </style:style>
    <style:style style:name="ce82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4">
      <style:table-cell-properties style:cell-protect="none" style:print-content="true"/>
    </style:style>
    <style:style style:name="ce84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fo:border-bottom="none" style:cell-protect="none" style:print-content="true" style:diagonal-bl-tr="none" style:diagonal-tl-br="none" fo:border-left="0.99pt solid #000000" fo:border-right="none" style:rotation-align="none" fo:border-top="none"/>
    </style:style>
    <style:style style:name="ce86" style:family="table-cell" style:parent-style-name="Default" style:data-style-name="N4">
      <style:table-cell-properties fo:border-bottom="0.99pt double #000000" style:border-line-width-bottom="0.035cm 0.035cm 0.035cm" style:cell-protect="none" style:print-content="true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fo:border-bottom="none" fo:background-color="#969696" style:cell-protect="protected" style:print-content="true" style:diagonal-bl-tr="none" style:diagonal-tl-br="none" style:text-align-source="value-type" style:repeat-content="false" fo:wrap-option="no-wrap" fo:border-left="0.99pt double #000000" style:border-line-width-left="0.035cm 0.035cm 0.035cm" style:direction="ltr" fo:border-right="0.99pt double #000000" style:border-line-width-right="0.035cm 0.035cm 0.035cm" style:rotation-angle="0" style:rotation-align="none" style:shrink-to-fit="false" fo:border-top="0.99pt double #000000" style:border-line-width-top="0.035cm 0.035cm 0.035cm" style:vertical-align="middle"/>
      <style:paragraph-properties fo:margin-left="0cm" style:writing-mode="page"/>
    </style:style>
    <style:style style:name="ce88" style:family="table-cell" style:parent-style-name="Default">
      <style:table-cell-properties style:glyph-orientation-vertical="0" fo:border-bottom="0.99pt double #000000" style:border-line-width-bottom="0.035cm 0.035cm 0.035cm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0.99pt double #000000" style:border-line-width-right="0.035cm 0.035cm 0.035cm" style:rotation-angle="0" style:rotation-align="none" style:shrink-to-fit="false" fo:border-top="0.99pt double #000000" style:border-line-width-top="0.035cm 0.035cm 0.035cm" style:vertical-align="middle"/>
      <style:paragraph-properties fo:margin-left="0cm" style:writing-mode="page"/>
    </style:style>
    <style:style style:name="ce89" style:family="table-cell" style:parent-style-name="Default">
      <style:table-cell-properties style:glyph-orientation-vertical="0" fo:border-bottom="0.99pt double #000000" style:border-line-width-bottom="0.035cm 0.035cm 0.035cm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0.99pt double #000000" style:border-line-width-right="0.035cm 0.035cm 0.035cm" style:rotation-angle="0" style:rotation-align="none" style:shrink-to-fit="false" fo:border-top="0.99pt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33% 58%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33% 58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ontent-validations>
        <table:content-validation table:name="val1" table:base-cell-address="Sheet1.B14">
          <table:error-message table:message-type="stop" table:display="true"/>
        </table:content-validation>
        <table:content-validation table:name="val2" table:base-cell-address="Sheet1.C6">
          <table:help-message table:display="true">
            <text:p>Wenn bekannt, Namen einsetzen, ansonsten "N.N." (If known, insert names, otherwise "N.N".)</text:p>
          </table:help-message>
          <table:error-message table:message-type="stop" table:display="true"/>
        </table:content-validation>
        <table:content-validation table:name="val3" table:base-cell-address="Sheet1.E23">
          <table:help-message table:display="true">
            <text:p>Wenn bekannt, Namen einsetzen, ansonsten Tätigkeit der Werkvertragnehmerin/des Werkvertragnehmers (z. B. ProgrammiererIn, <text:s/>etc.).</text:p>
          </table:help-message>
          <table:error-message table:message-type="stop" table:display="true"/>
        </table:content-validation>
        <table:content-validation table:name="val4" table:base-cell-address="Sheet1.F6">
          <table:help-message table:display="true">
            <text:p>Bitte geben Sie die ersten 4 Stellen der österreichischen Sozialversicherungsnummer ein!</text:p>
          </table:help-message>
          <table:error-message table:message-type="stop" table:display="true"/>
        </table:content-validation>
        <table:content-validation table:name="val5" table:base-cell-address="Sheet1.G6">
          <table:help-message table:display="true">
            <text:p>Eingabeformat: dd.mm.yyyy</text:p>
          </table:help-message>
          <table:error-message table:message-type="stop" table:display="true"/>
        </table:content-validation>
        <table:content-validation table:name="val6" table:condition="of:cell-content-is-in-list([$Sheet1.$D$55:.$D$57])" table:allow-empty-cell="true" table:display-list="unsorted" table:base-cell-address="Sheet1.H6">
          <table:error-message table:message-type="stop" table:display="true"/>
        </table:content-validation>
        <table:content-validation table:name="val7" table:condition="of:cell-content-is-in-list([$Sheet1.$D$47:.$D$50])" table:allow-empty-cell="true" table:display-list="unsorted" table:base-cell-address="Sheet1.I6">
          <table:help-message table:title="Beschäftigungsform" table:display="true">
            <text:p>Bitte wählen Sie die Beschäftigungsform aus!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00)" table:allow-empty-cell="true" table:base-cell-address="Sheet1.J6">
          <table:help-message table:display="true">
            <text:p>Bitte geben Sie einen Wert zwischen 10 und 100% ein! </text:p>
          </table:help-message>
          <table:error-message table:message-type="stop" table:display="true"/>
        </table:content-validation>
        <table:content-validation table:name="val9" table:base-cell-address="Sheet1.K6">
          <table:help-message table:display="true">
            <text:p>Bitte geben Sie den aktuellen FWF Personalkostensatz ein!</text:p>
          </table:help-message>
          <table:error-message table:message-type="stop" table:display="true"/>
        </table:content-validation>
        <table:content-validation table:name="val10" table:base-cell-address="Sheet1.K10">
          <table:help-message table:display="true">
            <text:p>Gesamtsumme Personal 1. Jahr</text:p>
          </table:help-message>
          <table:error-message table:message-type="stop" table:display="true"/>
        </table:content-validation>
        <table:content-validation table:name="val11" table:base-cell-address="Sheet1.K18">
          <table:help-message table:display="true">
            <text:p>Gesamtsumme Geräte 1. Jahr</text:p>
          </table:help-message>
          <table:error-message table:message-type="stop" table:display="true"/>
        </table:content-validation>
        <table:content-validation table:name="val12" table:base-cell-address="Sheet1.K26">
          <table:help-message table:display="true">
            <text:p>Gesamtsumme Werkverträge 1. Jahr</text:p>
          </table:help-message>
          <table:error-message table:message-type="stop" table:display="true"/>
        </table:content-validation>
        <table:content-validation table:name="val13" table:base-cell-address="Sheet1.K27">
          <table:help-message table:display="true">
            <text:p>Zwischensumme 1. Jahr</text:p>
          </table:help-message>
          <table:error-message table:message-type="stop" table:display="true"/>
        </table:content-validation>
        <table:content-validation table:name="val14" table:base-cell-address="Sheet1.K29">
          <table:help-message table:display="true">
            <text:p>Gesamtsumme</text:p>
          </table:help-message>
          <table:error-message table:message-type="stop" table:display="true"/>
        </table:content-validation>
        <table:content-validation table:name="val15" table:base-cell-address="Sheet1.L10">
          <table:help-message table:display="true">
            <text:p>Gesamtsumme Personal 2. Jahr</text:p>
          </table:help-message>
          <table:error-message table:message-type="stop" table:display="true"/>
        </table:content-validation>
        <table:content-validation table:name="val16" table:base-cell-address="Sheet1.L18">
          <table:help-message table:display="true">
            <text:p>Gesamtsumme Geräte 2. Jahr</text:p>
          </table:help-message>
          <table:error-message table:message-type="stop" table:display="true"/>
        </table:content-validation>
        <table:content-validation table:name="val17" table:base-cell-address="Sheet1.L26">
          <table:help-message table:display="true">
            <text:p>Gesamtsumme Werkverträge 2. Jahr</text:p>
          </table:help-message>
          <table:error-message table:message-type="stop" table:display="true"/>
        </table:content-validation>
        <table:content-validation table:name="val18" table:base-cell-address="Sheet1.L27">
          <table:help-message table:display="true">
            <text:p>Zwischensumme 2. Jahr</text:p>
          </table:help-message>
          <table:error-message table:message-type="stop" table:display="true"/>
        </table:content-validation>
        <table:content-validation table:name="val19" table:base-cell-address="Sheet1.M10">
          <table:help-message table:display="true">
            <text:p>Gesamtsumme Personal 3. Jahr</text:p>
          </table:help-message>
          <table:error-message table:message-type="stop" table:display="true"/>
        </table:content-validation>
        <table:content-validation table:name="val20" table:base-cell-address="Sheet1.M18">
          <table:help-message table:display="true">
            <text:p>Gesamtsumme Geräte 3. Jahr</text:p>
          </table:help-message>
          <table:error-message table:message-type="stop" table:display="true"/>
        </table:content-validation>
        <table:content-validation table:name="val21" table:base-cell-address="Sheet1.M26">
          <table:help-message table:display="true">
            <text:p>Gesamtsumme Werkverträge 3. Jahr</text:p>
          </table:help-message>
          <table:error-message table:message-type="stop" table:display="true"/>
        </table:content-validation>
        <table:content-validation table:name="val22" table:base-cell-address="Sheet1.M27">
          <table:help-message table:display="true">
            <text:p>Zwischensumme 3. Jahr</text:p>
          </table:help-message>
          <table:error-message table:message-type="stop" table:display="true"/>
        </table:content-validation>
        <table:content-validation table:name="val23" table:base-cell-address="Sheet1.M28">
          <table:help-message table:display="true">
            <text:p>Allgemeine Projektkosten</text:p>
          </table:help-message>
          <table:error-message table:message-type="stop" table:display="true"/>
        </table:content-validation>
        <table:content-validation table:name="val24" table:base-cell-address="Sheet1.N10">
          <table:help-message table:display="true">
            <text:p>Gesamtsumme Personal</text:p>
          </table:help-message>
          <table:error-message table:message-type="stop" table:display="true"/>
        </table:content-validation>
        <table:content-validation table:name="val25" table:base-cell-address="Sheet1.N18">
          <table:help-message table:display="true">
            <text:p>Gesamtsumme Geräte</text:p>
          </table:help-message>
          <table:error-message table:message-type="stop" table:display="true"/>
        </table:content-validation>
        <table:content-validation table:name="val26" table:base-cell-address="Sheet1.N20">
          <table:help-message table:display="true">
            <text:p>Gesamtsumme Material</text:p>
          </table:help-message>
          <table:error-message table:message-type="stop" table:display="true"/>
        </table:content-validation>
        <table:content-validation table:name="val27" table:base-cell-address="Sheet1.N21">
          <table:help-message table:display="true">
            <text:p>Gesamtsumme Reisekosten</text:p>
          </table:help-message>
          <table:error-message table:message-type="stop" table:display="true"/>
        </table:content-validation>
        <table:content-validation table:name="val28" table:base-cell-address="Sheet1.N22">
          <table:help-message table:display="true">
            <text:p>Gesamtsumme Sonstige Kosten</text:p>
          </table:help-message>
          <table:error-message table:message-type="stop" table:display="true"/>
        </table:content-validation>
        <table:content-validation table:name="val29" table:base-cell-address="Sheet1.N26">
          <table:help-message table:display="true">
            <text:p>Gesamtsumme Werkverträge</text:p>
          </table:help-message>
          <table:error-message table:message-type="stop" table:display="true"/>
        </table:content-validation>
        <table:content-validation table:name="val30" table:base-cell-address="Sheet1.N27">
          <table:help-message table:display="true">
            <text:p>Zwischensumme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number-columns-repeated="3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8" table:number-columns-repeated="240" table:default-cell-style-name="ce7"/>
        <table:table-column table:style-name="co16" table:number-columns-repeated="767" table:default-cell-style-name="Default"/>
        <table:table-row table:style-name="ro2">
          <table:table-cell table:style-name="ce1" office:value-type="string" table:number-columns-spanned="4" table:number-rows-spanned="1">
            <text:p>Antragstellerin bzw. Antragsteller</text:p>
          </table:table-cell>
          <table:covered-table-cell table:number-columns-repeated="3" table:style-name="ce17"/>
          <table:table-cell table:style-name="ce38" office:value-type="string" table:number-columns-spanned="3" table:number-rows-spanned="1">
            <text:p>Group 10 ^^</text:p>
          </table:table-cell>
          <table:covered-table-cell table:number-columns-repeated="2" table:style-name="ce42"/>
          <table:table-cell table:style-name="ce6" table:number-columns-repeated="8"/>
          <table:table-cell table:number-columns-repeated="1009"/>
        </table:table-row>
        <table:table-row table:style-name="ro3">
          <table:table-cell table:style-name="ce2" office:value-type="string" table:number-columns-spanned="4" table:number-rows-spanned="1">
            <text:p>(applicant)</text:p>
          </table:table-cell>
          <table:covered-table-cell table:number-columns-repeated="3" table:style-name="ce18"/>
          <table:table-cell table:style-name="ce6" table:number-columns-repeated="11"/>
          <table:table-cell table:number-columns-repeated="1009"/>
        </table:table-row>
        <table:table-row table:style-name="ro3">
          <table:table-cell table:style-name="ce3"/>
          <table:table-cell table:style-name="ce18" table:number-columns-repeated="3"/>
          <table:table-cell table:style-name="ce6" table:number-columns-repeated="1020"/>
        </table:table-row>
        <table:table-row table:style-name="ro4">
          <table:table-cell table:style-name="ce4" office:value-type="string">
            <text:p>Personal </text:p>
          </table:table-cell>
          <table:table-cell table:style-name="ce4" office:value-type="string">
            <text:p>Position</text:p>
          </table:table-cell>
          <table:table-cell table:style-name="ce4" office:value-type="string">
            <text:p>ProjektmitarbeiterIn</text:p>
          </table:table-cell>
          <table:table-cell table:style-name="ce4" table:number-columns-repeated="2"/>
          <table:table-cell table:style-name="ce43" office:value-type="string">
            <text:p>SV-Nr.</text:p>
          </table:table-cell>
          <table:table-cell table:style-name="ce43" office:value-type="string">
            <text:p>Geb.Datum</text:p>
          </table:table-cell>
          <table:table-cell table:style-name="ce55" office:value-type="string">
            <text:p>Geschlecht</text:p>
          </table:table-cell>
          <table:table-cell table:style-name="ce55" office:value-type="string">
            <text:p>Art<text:span text:style-name="T4">1</text:span></text:p>
          </table:table-cell>
          <table:table-cell table:style-name="ce55" office:value-type="string">
            <text:p>Ausmaß %</text:p>
          </table:table-cell>
          <table:table-cell table:style-name="ce43" office:value-type="string">
            <text:p>1.Jahr</text:p>
          </table:table-cell>
          <table:table-cell table:style-name="ce43" office:value-type="string">
            <text:p>2.Jahr</text:p>
          </table:table-cell>
          <table:table-cell table:style-name="ce43" office:value-type="string">
            <text:p>3.Jahr</text:p>
          </table:table-cell>
          <table:table-cell table:style-name="ce43" office:value-type="string">
            <text:p>4.Jahr (50%)</text:p>
          </table:table-cell>
          <table:table-cell table:style-name="ce55" office:value-type="string">
            <text:p>Summe</text:p>
          </table:table-cell>
          <table:table-cell table:style-name="ce6" table:number-columns-repeated="1009"/>
        </table:table-row>
        <table:table-row table:style-name="ro5">
          <table:table-cell table:style-name="ce5" office:value-type="string">
            <text:p>(Personnel)</text:p>
          </table:table-cell>
          <table:table-cell table:style-name="ce19" office:value-type="string">
            <text:p>(item)</text:p>
          </table:table-cell>
          <table:table-cell table:style-name="ce19" office:value-type="string">
            <text:p>(project collaborator<text:span text:style-name="T2">)</text:span></text:p>
          </table:table-cell>
          <table:table-cell table:style-name="ce19" table:number-columns-repeated="2"/>
          <table:table-cell table:style-name="ce44" office:value-type="string">
            <text:p>(soc.sec.nr.)</text:p>
          </table:table-cell>
          <table:table-cell table:style-name="ce44" office:value-type="string">
            <text:p>(date of birth)</text:p>
          </table:table-cell>
          <table:table-cell table:style-name="ce56" office:value-type="string">
            <text:p>(sex)</text:p>
          </table:table-cell>
          <table:table-cell table:style-name="ce60" office:value-type="string">
            <text:p>(status)<text:span text:style-name="T8">1</text:span></text:p>
          </table:table-cell>
          <table:table-cell table:style-name="ce60" office:value-type="string">
            <text:p>(contribution)</text:p>
          </table:table-cell>
          <table:table-cell table:style-name="ce69" office:value-type="string">
            <text:p>1<text:span text:style-name="T8">st</text:span><text:span text:style-name="T2"> year</text:span></text:p>
          </table:table-cell>
          <table:table-cell table:style-name="ce69" office:value-type="string">
            <text:p>2<text:span text:style-name="T8">nd </text:span><text:span text:style-name="T2">year</text:span></text:p>
          </table:table-cell>
          <table:table-cell table:style-name="ce79" office:value-type="string">
            <text:p>3<text:span text:style-name="T11">rd </text:span><text:span text:style-name="T1">year</text:span></text:p>
          </table:table-cell>
          <table:table-cell table:style-name="ce79" office:value-type="string">
            <text:p>4th year</text:p>
          </table:table-cell>
          <table:table-cell table:style-name="ce60" office:value-type="string">
            <text:p>(sum)</text:p>
          </table:table-cell>
          <table:table-cell table:style-name="ce6" table:number-columns-repeated="1009"/>
        </table:table-row>
        <table:table-row table:style-name="ro6">
          <table:table-cell table:style-name="ce5"/>
          <table:table-cell table:style-name="ce20" office:value-type="string">
            <text:p>01</text:p>
          </table:table-cell>
          <table:table-cell table:style-name="ce23" table:content-validation-name="val2" office:value-type="string" table:number-columns-spanned="3" table:number-rows-spanned="1">
            <text:p>N.N. (Project Manag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>
            <text:p>-</text:p>
          </table:table-cell>
          <table:table-cell table:style-name="ce61" table:content-validation-name="val7" office:value-type="string">
            <text:p>DV</text:p>
          </table:table-cell>
          <table:table-cell table:style-name="ce62" table:content-validation-name="val8" office:value-type="float" office:value="100">
            <text:p>100</text:p>
          </table:table-cell>
          <table:table-cell table:style-name="ce70" table:content-validation-name="val9" table:formula="of:=4500*12" office:value-type="float" office:value="54000">
            <text:p>54.000,00</text:p>
          </table:table-cell>
          <table:table-cell table:style-name="ce70" table:content-validation-name="val9" table:formula="of:=[.K6]*1.02" office:value-type="float" office:value="55080">
            <text:p>55.080,00</text:p>
          </table:table-cell>
          <table:table-cell table:style-name="ce70" table:content-validation-name="val9" table:formula="of:=[.L6]*1.02" office:value-type="float" office:value="56181.6">
            <text:p>56.181,60</text:p>
          </table:table-cell>
          <table:table-cell table:style-name="ce70" table:content-validation-name="val9" table:formula="of:=[.M6]*1.02*0.5" office:value-type="float" office:value="28652.616">
            <text:p>28.652,62</text:p>
          </table:table-cell>
          <table:table-cell table:style-name="ce60"/>
          <table:table-cell table:style-name="ce6" table:number-columns-repeated="1009"/>
        </table:table-row>
        <table:table-row table:style-name="ro7">
          <table:table-cell table:style-name="ce6"/>
          <table:table-cell table:style-name="ce20" office:value-type="string">
            <text:p>02</text:p>
          </table:table-cell>
          <table:table-cell table:style-name="ce23" table:content-validation-name="val2" office:value-type="string" table:number-columns-spanned="3" table:number-rows-spanned="1">
            <text:p>N.N. (Quality Manag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>
            <text:p>-</text:p>
          </table:table-cell>
          <table:table-cell table:style-name="ce61" table:content-validation-name="val7" office:value-type="string">
            <text:p>DV</text:p>
          </table:table-cell>
          <table:table-cell table:style-name="ce62" table:content-validation-name="val8" office:value-type="float" office:value="75">
            <text:p>75</text:p>
          </table:table-cell>
          <table:table-cell table:style-name="ce70" table:content-validation-name="val9" table:formula="of:=3000*12*([.J7]/100)" office:value-type="float" office:value="27000">
            <text:p>27.000,00</text:p>
          </table:table-cell>
          <table:table-cell table:style-name="ce70" table:content-validation-name="val9" table:formula="of:=[.K7]*1.02" office:value-type="float" office:value="27540">
            <text:p>27.540,00</text:p>
          </table:table-cell>
          <table:table-cell table:style-name="ce70" table:content-validation-name="val9" table:formula="of:=[.L7]*1.02" office:value-type="float" office:value="28090.8">
            <text:p>28.090,80</text:p>
          </table:table-cell>
          <table:table-cell table:style-name="ce81" table:content-validation-name="val9" table:formula="of:=[.M7]*1.02*0.5" office:value-type="float" office:value="14326.308">
            <text:p>14.326,31</text:p>
          </table:table-cell>
          <table:table-cell/>
          <table:table-cell table:style-name="ce6" table:number-columns-repeated="1009"/>
        </table:table-row>
        <table:table-row table:style-name="ro7">
          <table:table-cell/>
          <table:table-cell table:style-name="ce20" office:value-type="string">
            <text:p>03</text:p>
          </table:table-cell>
          <table:table-cell table:style-name="ce23" table:content-validation-name="val2" office:value-type="string" table:number-columns-spanned="3" table:number-rows-spanned="1">
            <text:p>N.N. (Neuroscience Research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>
            <text:p>-</text:p>
          </table:table-cell>
          <table:table-cell table:style-name="ce61" table:content-validation-name="val7" office:value-type="string">
            <text:p>DV</text:p>
          </table:table-cell>
          <table:table-cell table:style-name="ce62" table:content-validation-name="val8" office:value-type="float" office:value="100">
            <text:p>100</text:p>
          </table:table-cell>
          <table:table-cell table:style-name="ce70" table:content-validation-name="val9" office:value-type="float" office:value="41810">
            <text:p>41.810,00</text:p>
          </table:table-cell>
          <table:table-cell table:style-name="ce70" table:content-validation-name="val9" table:formula="of:=[.K8]*1.02" office:value-type="float" office:value="42646.2">
            <text:p>42.646,20</text:p>
          </table:table-cell>
          <table:table-cell table:style-name="ce70" table:content-validation-name="val9" table:formula="of:=[.L8]*1.02" office:value-type="float" office:value="43499.124">
            <text:p>43.499,12</text:p>
          </table:table-cell>
          <table:table-cell table:style-name="ce81" table:content-validation-name="val9" table:formula="of:=[.M8]*1.02*0.5" office:value-type="float" office:value="22184.55324">
            <text:p>22.184,55</text:p>
          </table:table-cell>
          <table:table-cell table:number-columns-repeated="1010"/>
        </table:table-row>
        <table:table-row table:style-name="ro7">
          <table:table-cell/>
          <table:table-cell table:style-name="ce20" office:value-type="string">
            <text:p>04</text:p>
          </table:table-cell>
          <table:table-cell table:style-name="ce24" table:content-validation-name="val2" office:value-type="string" table:number-columns-spanned="3" table:number-rows-spanned="1">
            <text:p>N.N. (ComputerScience Research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>
            <text:p>-</text:p>
          </table:table-cell>
          <table:table-cell table:style-name="ce61" table:content-validation-name="val7" office:value-type="string">
            <text:p>DV</text:p>
          </table:table-cell>
          <table:table-cell table:style-name="ce62" table:content-validation-name="val8" office:value-type="float" office:value="100">
            <text:p>100</text:p>
          </table:table-cell>
          <table:table-cell table:style-name="ce70" table:content-validation-name="val9" office:value-type="float" office:value="41810">
            <text:p>41.810,00</text:p>
          </table:table-cell>
          <table:table-cell table:style-name="ce70" table:content-validation-name="val9" table:formula="of:=[.K9]*1.02" office:value-type="float" office:value="42646.2">
            <text:p>42.646,20</text:p>
          </table:table-cell>
          <table:table-cell table:style-name="ce70" table:content-validation-name="val9" table:formula="of:=[.L9]*1.02" office:value-type="float" office:value="43499.124">
            <text:p>43.499,12</text:p>
          </table:table-cell>
          <table:table-cell table:style-name="ce81" table:content-validation-name="val9" table:formula="of:=[.M9]*1.02*0.5" office:value-type="float" office:value="22184.55324">
            <text:p>22.184,55</text:p>
          </table:table-cell>
          <table:table-cell table:number-columns-repeated="1010"/>
        </table:table-row>
        <table:table-row table:style-name="ro7">
          <table:table-cell table:style-name="ce8"/>
          <table:table-cell table:style-name="ce20" office:value-type="string">
            <text:p>05</text:p>
          </table:table-cell>
          <table:table-cell table:style-name="ce24" table:content-validation-name="val2" office:value-type="string" table:number-columns-spanned="3" table:number-rows-spanned="1">
            <text:p>N.N. (Hardware Engine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>
            <text:p>-</text:p>
          </table:table-cell>
          <table:table-cell table:style-name="ce61" table:content-validation-name="val7" office:value-type="string">
            <text:p>DV</text:p>
          </table:table-cell>
          <table:table-cell table:style-name="ce62" table:content-validation-name="val8" office:value-type="float" office:value="100">
            <text:p>100</text:p>
          </table:table-cell>
          <table:table-cell table:style-name="ce70" table:content-validation-name="val9" office:value-type="float" office:value="31160">
            <text:p>31.160,00</text:p>
          </table:table-cell>
          <table:table-cell table:style-name="ce70" table:content-validation-name="val9" table:formula="of:=[.K10]*1.02" office:value-type="float" office:value="31783.2">
            <text:p>31.783,20</text:p>
          </table:table-cell>
          <table:table-cell table:style-name="ce70" table:content-validation-name="val9" table:formula="of:=[.L10]*1.02" office:value-type="float" office:value="32418.864">
            <text:p>32.418,86</text:p>
          </table:table-cell>
          <table:table-cell table:style-name="ce81" table:content-validation-name="val9" table:formula="of:=[.M10]*1.02*0.5" office:value-type="float" office:value="16533.62064">
            <text:p>16.533,62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21" office:value-type="string">
            <text:p>06</text:p>
          </table:table-cell>
          <table:table-cell table:style-name="ce23" table:content-validation-name="val2" office:value-type="string" table:number-columns-spanned="3" table:number-rows-spanned="1">
            <text:p>N.N. (Software Engine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>
            <text:p>-</text:p>
          </table:table-cell>
          <table:table-cell table:style-name="ce61" table:content-validation-name="val7" office:value-type="string">
            <text:p>DV</text:p>
          </table:table-cell>
          <table:table-cell table:style-name="ce62" table:content-validation-name="val8" office:value-type="float" office:value="100">
            <text:p>100</text:p>
          </table:table-cell>
          <table:table-cell table:style-name="ce70" table:content-validation-name="val9" office:value-type="float" office:value="31160">
            <text:p>31.160,00</text:p>
          </table:table-cell>
          <table:table-cell table:style-name="ce70" table:content-validation-name="val9" table:formula="of:=[.K11]*1.02" office:value-type="float" office:value="31783.2">
            <text:p>31.783,20</text:p>
          </table:table-cell>
          <table:table-cell table:style-name="ce70" table:content-validation-name="val9" table:formula="of:=[.L11]*1.02" office:value-type="float" office:value="32418.864">
            <text:p>32.418,86</text:p>
          </table:table-cell>
          <table:table-cell table:style-name="ce81" table:content-validation-name="val9" table:formula="of:=[.M11]*1.02*0.5" office:value-type="float" office:value="16533.62064">
            <text:p>16.533,62</text:p>
          </table:table-cell>
          <table:table-cell table:style-name="ce82"/>
          <table:table-cell table:style-name="ce6" table:number-columns-repeated="1009"/>
        </table:table-row>
        <table:table-row table:style-name="ro7">
          <table:table-cell table:style-name="ce9" table:number-columns-repeated="2"/>
          <table:table-cell table:style-name="ce25" table:number-columns-repeated="6"/>
          <table:table-cell table:style-name="ce9"/>
          <table:table-cell table:style-name="ce63" office:value-type="string">
            <text:p>Zwischensumme Persona<text:span text:style-name="T9">l</text:span><text:span text:style-name="T10"> </text:span><text:span text:style-name="T7">(subtotal personnel)</text:span></text:p>
          </table:table-cell>
          <table:table-cell table:style-name="ce71" table:content-validation-name="val10" table:formula="of:=SUM([.K6:.K11])" office:value-type="float" office:value="226940">
            <text:p>226.940,00</text:p>
          </table:table-cell>
          <table:table-cell table:style-name="ce71" table:content-validation-name="val15" table:formula="of:=SUM([.L6:.L11])" office:value-type="float" office:value="231478.8">
            <text:p>231.478,80</text:p>
          </table:table-cell>
          <table:table-cell table:style-name="ce71" table:content-validation-name="val19" table:formula="of:=SUM([.M6:.M11])" office:value-type="float" office:value="236108.376">
            <text:p>236.108,38</text:p>
          </table:table-cell>
          <table:table-cell table:style-name="ce71" table:content-validation-name="val19" table:formula="of:=SUM([.N6:.N11])" office:value-type="float" office:value="120415.27176">
            <text:p>120.415,27</text:p>
          </table:table-cell>
          <table:table-cell table:style-name="ce71" table:content-validation-name="val24" table:formula="of:=SUM([.K12:.M12])" office:value-type="float" office:value="694527.176">
            <text:p>694.527,18</text:p>
          </table:table-cell>
          <table:table-cell table:style-name="ce6" table:number-columns-repeated="1009"/>
        </table:table-row>
        <table:table-row table:style-name="ro3">
          <table:table-cell table:style-name="ce9" table:number-columns-repeated="9"/>
          <table:table-cell table:style-name="ce64"/>
          <table:table-cell table:style-name="ce9" table:number-columns-repeated="4"/>
          <table:table-cell/>
          <table:table-cell table:style-name="ce6" table:number-columns-repeated="1009"/>
        </table:table-row>
        <table:table-row table:style-name="ro5">
          <table:table-cell table:style-name="ce4" office:value-type="string">
            <text:p>Geräte</text:p>
          </table:table-cell>
          <table:table-cell table:style-name="ce22" office:value-type="string">
            <text:p>Position</text:p>
          </table:table-cell>
          <table:table-cell table:style-name="ce22" office:value-type="string">
            <text:p>Bezeichnung</text:p>
          </table:table-cell>
          <table:table-cell table:style-name="ce22" table:number-columns-repeated="5"/>
          <table:table-cell table:style-name="ce9" table:number-columns-repeated="2"/>
          <table:table-cell table:style-name="ce55" office:value-type="string">
            <text:p>1.Jahr</text:p>
          </table:table-cell>
          <table:table-cell table:style-name="ce55" office:value-type="string">
            <text:p>2.Jahr</text:p>
          </table:table-cell>
          <table:table-cell table:style-name="ce55" office:value-type="string">
            <text:p>3.Jahr</text:p>
          </table:table-cell>
          <table:table-cell table:style-name="ce43" office:value-type="string">
            <text:p>4.Jahr (50%)</text:p>
          </table:table-cell>
          <table:table-cell/>
          <table:table-cell table:style-name="ce6" table:number-columns-repeated="1009"/>
        </table:table-row>
        <table:table-row table:style-name="ro5">
          <table:table-cell table:style-name="ce5" office:value-type="string">
            <text:p>(Equipment)</text:p>
          </table:table-cell>
          <table:table-cell table:style-name="ce19" office:value-type="string">
            <text:p>(item)</text:p>
          </table:table-cell>
          <table:table-cell table:style-name="ce19" office:value-type="string">
            <text:p>(designation)</text:p>
          </table:table-cell>
          <table:table-cell table:style-name="ce19" table:number-columns-repeated="2"/>
          <table:table-cell table:style-name="ce46" table:number-columns-repeated="3"/>
          <table:table-cell table:style-name="ce9" table:number-columns-repeated="2"/>
          <table:table-cell table:style-name="ce60" office:value-type="string">
            <text:p>1<text:span text:style-name="T8">st</text:span><text:span text:style-name="T2"> year</text:span></text:p>
          </table:table-cell>
          <table:table-cell table:style-name="ce60" office:value-type="string">
            <text:p>2<text:span text:style-name="T8">nd </text:span><text:span text:style-name="T2">year</text:span></text:p>
          </table:table-cell>
          <table:table-cell table:style-name="ce60" office:value-type="string">
            <text:p>3<text:span text:style-name="T8">rd </text:span><text:span text:style-name="T2">year</text:span></text:p>
          </table:table-cell>
          <table:table-cell table:style-name="ce79" office:value-type="string">
            <text:p>4th year</text:p>
          </table:table-cell>
          <table:table-cell/>
          <table:table-cell table:style-name="ce6" table:number-columns-repeated="1009"/>
        </table:table-row>
        <table:table-row table:style-name="ro7">
          <table:table-cell table:style-name="ce8"/>
          <table:table-cell table:style-name="ce20" table:content-validation-name="val1" office:value-type="string">
            <text:p>01</text:p>
          </table:table-cell>
          <table:table-cell table:style-name="ce24" office:value-type="string" table:number-columns-spanned="8" table:number-rows-spanned="1">
            <text:p>Commercial EEG Headsets</text:p>
          </table:table-cell>
          <table:covered-table-cell table:number-columns-repeated="6" table:style-name="ce29"/>
          <table:covered-table-cell table:style-name="ce26"/>
          <table:table-cell table:style-name="ce70" table:formula="of:=500*6" office:value-type="float" office:value="3000">
            <text:p>3.000,00</text:p>
          </table:table-cell>
          <table:table-cell table:style-name="ce70" table:number-columns-repeated="3"/>
          <table:table-cell table:style-name="ce83"/>
          <table:table-cell table:number-columns-repeated="1009"/>
        </table:table-row>
        <table:table-row table:style-name="ro7">
          <table:table-cell table:style-name="ce8"/>
          <table:table-cell table:style-name="ce20" table:content-validation-name="val1" office:value-type="string">
            <text:p>02</text:p>
          </table:table-cell>
          <table:table-cell table:style-name="ce26" office:value-type="string" table:number-columns-spanned="8" table:number-rows-spanned="1">
            <text:p>Medical EEG Device</text:p>
          </table:table-cell>
          <table:covered-table-cell table:number-columns-repeated="6" table:style-name="ce29"/>
          <table:covered-table-cell table:style-name="ce26"/>
          <table:table-cell table:style-name="ce70" office:value-type="float" office:value="60000">
            <text:p>60.000,00</text:p>
          </table:table-cell>
          <table:table-cell table:style-name="ce70" table:number-columns-repeated="3"/>
          <table:table-cell table:style-name="ce83"/>
          <table:table-cell table:number-columns-repeated="1009"/>
        </table:table-row>
        <table:table-row table:style-name="ro7">
          <table:table-cell table:style-name="ce8"/>
          <table:table-cell table:style-name="ce20" table:content-validation-name="val1" office:value-type="string">
            <text:p>03</text:p>
          </table:table-cell>
          <table:table-cell table:style-name="ce26" office:value-type="string" table:number-columns-spanned="8" table:number-rows-spanned="1">
            <text:p>Server</text:p>
          </table:table-cell>
          <table:covered-table-cell table:number-columns-repeated="6" table:style-name="ce29"/>
          <table:covered-table-cell table:style-name="ce26"/>
          <table:table-cell table:style-name="ce70" table:formula="of:=2*2000" office:value-type="float" office:value="4000">
            <text:p>4.000,00</text:p>
          </table:table-cell>
          <table:table-cell table:style-name="ce70" table:number-columns-repeated="3"/>
          <table:table-cell table:style-name="ce83"/>
          <table:table-cell table:number-columns-repeated="1009"/>
        </table:table-row>
        <table:table-row table:style-name="ro7">
          <table:table-cell table:style-name="ce8"/>
          <table:table-cell table:style-name="ce20" table:content-validation-name="val1" office:value-type="string">
            <text:p>04</text:p>
          </table:table-cell>
          <table:table-cell table:style-name="ce26" office:value-type="string" table:number-columns-spanned="8" table:number-rows-spanned="1">
            <text:p>Workstations &amp; Notebooks</text:p>
          </table:table-cell>
          <table:covered-table-cell table:number-columns-repeated="6" table:style-name="ce29"/>
          <table:covered-table-cell table:style-name="ce26"/>
          <table:table-cell table:style-name="ce70" table:formula="of:=4*1000 + 2*1200" office:value-type="float" office:value="6400">
            <text:p>6.400,00</text:p>
          </table:table-cell>
          <table:table-cell table:style-name="ce70" table:number-columns-repeated="3"/>
          <table:table-cell table:style-name="ce83"/>
          <table:table-cell table:number-columns-repeated="1009"/>
        </table:table-row>
        <table:table-row table:style-name="ro7">
          <table:table-cell table:style-name="ce8"/>
          <table:table-cell table:style-name="ce20" table:content-validation-name="val1" office:value-type="string">
            <text:p>05</text:p>
          </table:table-cell>
          <table:table-cell table:style-name="ce26" table:number-columns-spanned="8" table:number-rows-spanned="1"/>
          <table:covered-table-cell table:number-columns-repeated="6" table:style-name="ce29"/>
          <table:covered-table-cell table:style-name="ce26"/>
          <table:table-cell table:style-name="ce70" table:number-columns-repeated="4"/>
          <table:table-cell table:style-name="ce83"/>
          <table:table-cell table:number-columns-repeated="1009"/>
        </table:table-row>
        <table:table-row table:style-name="ro7">
          <table:table-cell table:style-name="ce9"/>
          <table:table-cell table:style-name="ce20" table:content-validation-name="val1" office:value-type="string">
            <text:p>06</text:p>
          </table:table-cell>
          <table:table-cell table:style-name="ce26" table:number-columns-spanned="8" table:number-rows-spanned="1"/>
          <table:covered-table-cell table:number-columns-repeated="6" table:style-name="ce29"/>
          <table:covered-table-cell table:style-name="ce26"/>
          <table:table-cell table:style-name="ce70" table:number-columns-repeated="4"/>
          <table:table-cell table:style-name="ce84"/>
          <table:table-cell table:style-name="ce6" table:number-columns-repeated="1009"/>
        </table:table-row>
        <table:table-row table:style-name="ro7">
          <table:table-cell table:style-name="ce9" table:number-columns-repeated="9"/>
          <table:table-cell table:style-name="ce63" office:value-type="string">
            <text:p>Zwischensumme Geräte<text:span text:style-name="T7"> (subtotal equipment)</text:span></text:p>
          </table:table-cell>
          <table:table-cell table:style-name="ce71" table:content-validation-name="val11" table:formula="of:=SUM([.K16:.K21])" office:value-type="float" office:value="73400">
            <text:p>73.400,00</text:p>
          </table:table-cell>
          <table:table-cell table:style-name="ce71" table:content-validation-name="val16" table:formula="of:=SUM([.L16:.L21])" office:value-type="float" office:value="0">
            <text:p>0,00</text:p>
          </table:table-cell>
          <table:table-cell table:style-name="ce71" table:content-validation-name="val20" table:formula="of:=SUM([.M16:.M21])" office:value-type="float" office:value="0">
            <text:p>0,00</text:p>
          </table:table-cell>
          <table:table-cell table:style-name="ce71" table:content-validation-name="val20"/>
          <table:table-cell table:style-name="ce71" table:content-validation-name="val25" table:formula="of:=SUM([.K22:.M22])" office:value-type="float" office:value="73400">
            <text:p>73.400,00</text:p>
          </table:table-cell>
          <table:table-cell table:style-name="ce6" table:number-columns-repeated="1009"/>
        </table:table-row>
        <table:table-row table:style-name="ro8">
          <table:table-cell table:style-name="ce9" table:number-columns-repeated="9"/>
          <table:table-cell table:style-name="ce64"/>
          <table:table-cell table:style-name="ce72" table:number-columns-repeated="5"/>
          <table:table-cell table:style-name="ce6" table:number-columns-repeated="1009"/>
        </table:table-row>
        <table:table-row table:style-name="ro9">
          <table:table-cell table:style-name="ce10" office:value-type="string" table:number-columns-spanned="3" table:number-rows-spanned="1">
            <text:p>Materialkosten<text:span text:style-name="T1"> <text:s text:c="26"/></text:span><text:span text:style-name="T2">(Costs for supplies &amp; expendables)</text:span></text:p>
          </table:table-cell>
          <table:covered-table-cell table:number-columns-repeated="2" table:style-name="ce10"/>
          <table:table-cell table:style-name="ce30" office:value-type="string" table:number-columns-spanned="7" table:number-rows-spanned="1">
            <text:p>Chipsets and other Hardware for the Prototype; EEG Sensors</text:p>
          </table:table-cell>
          <table:covered-table-cell table:number-columns-repeated="5" table:style-name="ce39"/>
          <table:covered-table-cell table:style-name="ce41"/>
          <table:table-cell table:number-columns-repeated="2" table:style-name="ce70" office:value-type="float" office:value="2500">
            <text:p>2.500,00</text:p>
          </table:table-cell>
          <table:table-cell table:style-name="ce70"/>
          <table:table-cell table:style-name="ce70"/>
          <table:table-cell table:style-name="ce71" table:content-validation-name="val26" table:formula="of:=SUM([.K24:.M24])" office:value-type="float" office:value="5000">
            <text:p>5.000,00</text:p>
          </table:table-cell>
          <table:table-cell table:style-name="ce6" table:number-columns-repeated="1009"/>
        </table:table-row>
        <table:table-row table:style-name="ro10">
          <table:table-cell table:style-name="ce11" office:value-type="string" table:number-columns-spanned="3" table:number-rows-spanned="1">
            <text:p>Reisekosten <text:s text:c="16"/><text:span text:style-name="T2">(travel costs)</text:span></text:p>
          </table:table-cell>
          <table:covered-table-cell table:number-columns-repeated="2" table:style-name="ce11"/>
          <table:table-cell table:style-name="ce31" office:value-type="string" table:number-columns-spanned="7" table:number-rows-spanned="1">
            <text:p>Conferences</text:p>
          </table:table-cell>
          <table:covered-table-cell table:number-columns-repeated="5" table:style-name="ce29"/>
          <table:covered-table-cell table:style-name="ce26"/>
          <table:table-cell table:style-name="ce70" office:value-type="float" office:value="4000">
            <text:p>4.000,00</text:p>
          </table:table-cell>
          <table:table-cell table:style-name="ce70"/>
          <table:table-cell table:style-name="ce70" office:value-type="float" office:value="4000">
            <text:p>4.000,00</text:p>
          </table:table-cell>
          <table:table-cell table:style-name="ce70"/>
          <table:table-cell table:style-name="ce71" table:content-validation-name="val27" table:formula="of:=SUM([.K25:.M25])" office:value-type="float" office:value="8000">
            <text:p>8.000,00</text:p>
          </table:table-cell>
          <table:table-cell table:style-name="ce6" table:number-columns-repeated="1009"/>
        </table:table-row>
        <table:table-row table:style-name="ro10">
          <table:table-cell table:style-name="ce12" office:value-type="string" table:number-columns-spanned="3" table:number-rows-spanned="1">
            <text:p><text:span text:style-name="T3">Sonstige Kosten <text:s text:c="10"/></text:span><text:span text:style-name="T2"><text:s/>(other costs)</text:span></text:p>
          </table:table-cell>
          <table:covered-table-cell table:number-columns-repeated="2" table:style-name="ce12"/>
          <table:table-cell table:style-name="ce32" office:value-type="string" table:number-columns-spanned="7" table:number-rows-spanned="1">
            <text:p>Teambuiding, Snacks, Coffee, Meetings</text:p>
          </table:table-cell>
          <table:covered-table-cell table:number-columns-repeated="5" table:style-name="ce40"/>
          <table:covered-table-cell table:style-name="ce65"/>
          <table:table-cell table:number-columns-repeated="2" table:style-name="ce73" office:value-type="float" office:value="7000">
            <text:p>7.000,00</text:p>
          </table:table-cell>
          <table:table-cell table:style-name="ce80" office:value-type="float" office:value="7000">
            <text:p>7.000,00</text:p>
          </table:table-cell>
          <table:table-cell table:style-name="ce80" table:formula="of:=3500" office:value-type="float" office:value="3500">
            <text:p>3.500,00</text:p>
          </table:table-cell>
          <table:table-cell table:style-name="ce71" table:content-validation-name="val28" table:formula="of:=SUM([.K26:.M26])" office:value-type="float" office:value="21000">
            <text:p>21.000,00</text:p>
          </table:table-cell>
          <table:table-cell table:style-name="ce6" table:number-columns-repeated="1009"/>
        </table:table-row>
        <table:table-row table:style-name="ro11">
          <table:table-cell table:style-name="ce13" office:value-type="string" table:number-columns-spanned="3" table:number-rows-spanned="1">
            <text:p>Werkverträge <text:span text:style-name="T4"><text:s text:c="28"/></text:span><text:span text:style-name="T5"><text:s text:c="4"/>(Contracts for work &amp; services)</text:span></text:p>
          </table:table-cell>
          <table:covered-table-cell table:number-columns-repeated="2" table:style-name="ce13"/>
          <table:table-cell table:style-name="ce33" office:value-type="string">
            <text:p>WV 01</text:p>
          </table:table-cell>
          <table:table-cell table:style-name="ce41" table:content-validation-name="val3" table:number-columns-spanned="6" table:number-rows-spanned="1"/>
          <table:covered-table-cell table:number-columns-repeated="4" table:style-name="ce39" table:content-validation-name="val3"/>
          <table:covered-table-cell table:style-name="ce41" table:content-validation-name="val3"/>
          <table:table-cell table:style-name="ce74" table:number-columns-repeated="4"/>
          <table:table-cell table:style-name="ce85"/>
          <table:table-cell table:style-name="ce6" table:number-columns-repeated="1009"/>
        </table:table-row>
        <table:table-row table:style-name="ro12">
          <table:table-cell table:style-name="ce14"/>
          <table:table-cell table:style-name="ce8"/>
          <table:table-cell/>
          <table:table-cell table:style-name="ce34" office:value-type="string">
            <text:p>WV 02 </text:p>
          </table:table-cell>
          <table:table-cell table:style-name="ce41" table:content-validation-name="val3" table:number-columns-spanned="6" table:number-rows-spanned="1"/>
          <table:covered-table-cell table:number-columns-repeated="4" table:style-name="ce39" table:content-validation-name="val3"/>
          <table:covered-table-cell table:style-name="ce41" table:content-validation-name="val3"/>
          <table:table-cell table:style-name="ce70" table:number-columns-repeated="4"/>
          <table:table-cell table:style-name="ce85"/>
          <table:table-cell table:number-columns-repeated="1009"/>
        </table:table-row>
        <table:table-row table:style-name="ro14">
          <table:table-cell table:style-name="ce9"/>
          <table:table-cell table:style-name="ce8"/>
          <table:table-cell/>
          <table:table-cell table:style-name="ce34" office:value-type="string">
            <text:p>WV 03</text:p>
          </table:table-cell>
          <table:table-cell table:style-name="ce41" table:content-validation-name="val3" table:number-columns-spanned="6" table:number-rows-spanned="1"/>
          <table:covered-table-cell table:number-columns-repeated="4" table:style-name="ce39" table:content-validation-name="val3"/>
          <table:covered-table-cell table:style-name="ce41" table:content-validation-name="val3"/>
          <table:table-cell table:style-name="ce70" table:number-columns-repeated="4"/>
          <table:table-cell table:style-name="ce86"/>
          <table:table-cell table:style-name="ce6" table:number-columns-repeated="1009"/>
        </table:table-row>
        <table:table-row table:style-name="ro11">
          <table:table-cell table:style-name="ce9" table:number-columns-repeated="6"/>
          <table:table-cell table:style-name="ce51" office:value-type="string" table:number-columns-spanned="4" table:number-rows-spanned="1">
            <text:p>Zwischensumme Werkverträge<text:span text:style-name="T7"> (subtotal contracts)</text:span></text:p>
          </table:table-cell>
          <table:covered-table-cell table:number-columns-repeated="2" table:style-name="ce58"/>
          <table:covered-table-cell table:style-name="ce66"/>
          <table:table-cell table:style-name="ce71" table:content-validation-name="val12" table:formula="of:=SUM([.K27:.K29])" office:value-type="float" office:value="0">
            <text:p>0,00</text:p>
          </table:table-cell>
          <table:table-cell table:style-name="ce71" table:content-validation-name="val17" table:formula="of:=SUM([.L27:.L29])" office:value-type="float" office:value="0">
            <text:p>0,00</text:p>
          </table:table-cell>
          <table:table-cell table:style-name="ce71" table:content-validation-name="val21" table:formula="of:=SUM([.M27:.M29])" office:value-type="float" office:value="0">
            <text:p>0,00</text:p>
          </table:table-cell>
          <table:table-cell table:style-name="ce71" table:content-validation-name="val21"/>
          <table:table-cell table:style-name="ce71" table:content-validation-name="val29" table:formula="of:=SUM([.K30:.M30])" office:value-type="float" office:value="0">
            <text:p>0,00</text:p>
          </table:table-cell>
          <table:table-cell table:style-name="ce6" table:number-columns-repeated="1009"/>
        </table:table-row>
        <table:table-row table:style-name="ro11">
          <table:table-cell table:style-name="ce9" table:number-columns-repeated="2"/>
          <table:table-cell table:style-name="ce27" table:number-columns-repeated="3"/>
          <table:table-cell table:style-name="ce47" office:value-type="string" table:number-columns-spanned="5" table:number-rows-spanned="1">
            <text:p>Zwischensumme EUR <text:span text:style-name="T6">(interim total)</text:span></text:p>
          </table:table-cell>
          <table:covered-table-cell table:number-columns-repeated="3" table:style-name="ce52"/>
          <table:covered-table-cell table:style-name="ce67"/>
          <table:table-cell table:style-name="ce75" table:content-validation-name="val13" table:formula="of:=[.K12]+[.K22]+[.K24]+[.K25]+[.K26]+[.K30]" office:value-type="float" office:value="313840">
            <text:p>313.840,00</text:p>
          </table:table-cell>
          <table:table-cell table:style-name="ce71" table:content-validation-name="val18" table:formula="of:=[.L12]+[.L22]+[.L24]+[.L25]+[.L26]+[.L30]" office:value-type="float" office:value="240978.8">
            <text:p>240.978,80</text:p>
          </table:table-cell>
          <table:table-cell table:style-name="ce71" table:content-validation-name="val22" table:formula="of:=[.M12]+[.M22]+[.M24]+[.M25]+[.M26]+[.M30]" office:value-type="float" office:value="247108.376">
            <text:p>247.108,38</text:p>
          </table:table-cell>
          <table:table-cell table:style-name="ce71" table:content-validation-name="val22"/>
          <table:table-cell table:style-name="ce87" table:content-validation-name="val30" table:formula="of:=SUM([.K31:.M31])" office:value-type="float" office:value="801927.176">
            <text:p>801.927,18</text:p>
          </table:table-cell>
          <table:table-cell table:style-name="ce6" table:number-columns-repeated="1009"/>
        </table:table-row>
        <table:table-row table:style-name="ro15">
          <table:table-cell table:style-name="ce9" table:number-columns-repeated="2"/>
          <table:table-cell table:style-name="ce6" table:number-columns-repeated="3"/>
          <table:table-cell table:style-name="ce48" office:value-type="string" table:number-columns-spanned="5" table:number-rows-spanned="1">
            <text:p>ALLGEMEINE PROJEKTKOSTEN EUR <text:span text:style-name="T7">(obligatorisch 5% der Zwi-schensumme) GENERAL COSTS (compulsory 5% of the interim total)</text:span></text:p>
          </table:table-cell>
          <table:covered-table-cell table:number-columns-repeated="4" table:style-name="ce53"/>
          <table:table-cell table:style-name="ce76" table:number-columns-repeated="2"/>
          <table:table-cell table:style-name="ce71" table:content-validation-name="val23" table:formula="of:=[.O31]*0.05" office:value-type="float" office:value="40096.3588" table:number-columns-spanned="3" table:number-rows-spanned="1">
            <text:p>40.096,36</text:p>
          </table:table-cell>
          <table:covered-table-cell table:style-name="ce71" table:content-validation-name="val23"/>
          <table:covered-table-cell table:style-name="ce88"/>
          <table:table-cell table:style-name="ce6" table:number-columns-repeated="1009"/>
        </table:table-row>
        <table:table-row table:style-name="ro16">
          <table:table-cell table:style-name="ce9" table:number-columns-repeated="2"/>
          <table:table-cell table:style-name="ce28" table:number-columns-repeated="3"/>
          <table:table-cell table:style-name="ce49"/>
          <table:table-cell table:style-name="ce54" office:value-type="string" table:number-columns-spanned="4" table:number-rows-spanned="1">
            <text:p>GESAMTSUMME EUR (TOTAL SUM)</text:p>
          </table:table-cell>
          <table:covered-table-cell table:number-columns-repeated="2" table:style-name="ce59"/>
          <table:covered-table-cell table:style-name="ce68"/>
          <table:table-cell table:style-name="ce77" table:content-validation-name="val14" table:formula="of:=[.M32]+[.O31]" office:value-type="float" office:value="842023.5348" table:number-columns-spanned="5" table:number-rows-spanned="1">
            <text:p>842.023,53</text:p>
          </table:table-cell>
          <table:covered-table-cell table:number-columns-repeated="3" table:style-name="ce78" table:content-validation-name="val14"/>
          <table:covered-table-cell table:style-name="ce89" table:content-validation-name="val14"/>
          <table:table-cell table:style-name="ce6" table:number-columns-repeated="1009"/>
        </table:table-row>
        <table:table-row table:style-name="ro7" table:number-rows-repeated="2">
          <table:table-cell table:style-name="ce6" table:number-columns-repeated="1024"/>
        </table:table-row>
        <table:table-row table:style-name="ro7">
          <table:table-cell table:style-name="ce9" table:number-columns-repeated="2"/>
          <table:table-cell table:style-name="ce6" table:number-columns-repeated="1022"/>
        </table:table-row>
        <table:table-row table:style-name="ro7">
          <table:table-cell table:style-name="ce15"/>
          <table:table-cell table:style-name="ce9"/>
          <table:table-cell table:style-name="ce6" table:number-columns-repeated="1022"/>
        </table:table-row>
        <table:table-row table:style-name="ro7">
          <table:table-cell table:style-name="ce16"/>
          <table:table-cell table:style-name="ce6" table:number-columns-repeated="4"/>
          <table:table-cell table:style-name="ce18" table:number-columns-repeated="10"/>
          <table:table-cell table:style-name="ce6" table:number-columns-repeated="1009"/>
        </table:table-row>
        <table:table-row table:style-name="ro7">
          <table:table-cell table:style-name="ce6" table:number-columns-repeated="5"/>
          <table:table-cell table:style-name="ce16" table:number-columns-repeated="10"/>
          <table:table-cell table:style-name="ce6" table:number-columns-repeated="1009"/>
        </table:table-row>
        <table:table-row table:style-name="ro7">
          <table:table-cell table:style-name="ce6" table:number-columns-repeated="2"/>
          <table:table-cell table:style-name="ce18" table:number-columns-repeated="12"/>
          <table:table-cell table:style-name="ce6" table:number-columns-repeated="1010"/>
        </table:table-row>
        <table:table-row table:style-name="ro7">
          <table:table-cell table:style-name="ce6"/>
          <table:table-cell table:style-name="ce18" table:number-columns-repeated="4"/>
          <table:table-cell table:style-name="ce16" table:number-columns-repeated="7"/>
          <table:table-cell table:style-name="ce6" table:number-columns-repeated="1012"/>
        </table:table-row>
        <table:table-row table:style-name="ro7">
          <table:table-cell table:style-name="ce6"/>
          <table:table-cell table:style-name="ce16" table:number-columns-repeated="4"/>
          <table:table-cell table:style-name="ce6" table:number-columns-repeated="1019"/>
        </table:table-row>
        <table:table-row table:style-name="ro7" table:number-rows-repeated="3">
          <table:table-cell table:style-name="ce6" table:number-columns-repeated="1024"/>
        </table:table-row>
        <table:table-row table:style-name="ro5">
          <table:table-cell table:style-name="ce6" table:number-columns-repeated="1024"/>
        </table:table-row>
        <table:table-row table:style-name="ro17">
          <table:table-cell table:style-name="ce6" table:number-columns-repeated="3"/>
          <table:table-cell table:style-name="ce35" table:formula="of:=&quot;-&quot;" office:value-type="string" office:string-value="-">
            <text:p>-</text:p>
          </table:table-cell>
          <table:table-cell table:style-name="ce6" table:number-columns-repeated="1020"/>
        </table:table-row>
        <table:table-row table:style-name="ro17">
          <table:table-cell table:style-name="ce6" table:number-columns-repeated="3"/>
          <table:table-cell table:style-name="ce36" office:value-type="string">
            <text:p>DV</text:p>
          </table:table-cell>
          <table:table-cell table:style-name="ce6" table:number-columns-repeated="1020"/>
        </table:table-row>
        <table:table-row table:style-name="ro17">
          <table:table-cell table:style-name="ce6" table:number-columns-repeated="3"/>
          <table:table-cell table:style-name="ce36" office:value-type="string">
            <text:p>GB</text:p>
          </table:table-cell>
          <table:table-cell table:style-name="ce6" table:number-columns-repeated="1020"/>
        </table:table-row>
        <table:table-row table:style-name="ro17">
          <table:table-cell table:style-name="ce6" table:number-columns-repeated="3"/>
          <table:table-cell table:style-name="ce36" office:value-type="string">
            <text:p>FS</text:p>
          </table:table-cell>
          <table:table-cell table:style-name="ce6" table:number-columns-repeated="1020"/>
        </table:table-row>
        <table:table-row table:style-name="ro5" table:number-rows-repeated="4">
          <table:table-cell table:style-name="ce6" table:number-columns-repeated="1024"/>
        </table:table-row>
        <table:table-row table:style-name="ro17">
          <table:table-cell table:style-name="ce6" table:number-columns-repeated="3"/>
          <table:table-cell table:style-name="ce35" table:formula="of:=&quot;-&quot;" office:value-type="string" office:string-value="-">
            <text:p>-</text:p>
          </table:table-cell>
          <table:table-cell table:style-name="ce6" table:number-columns-repeated="1020"/>
        </table:table-row>
        <table:table-row table:style-name="ro17">
          <table:table-cell table:style-name="ce6" table:number-columns-repeated="3"/>
          <table:table-cell table:style-name="ce36" office:value-type="string">
            <text:p>männlich</text:p>
          </table:table-cell>
          <table:table-cell table:style-name="ce6" table:number-columns-repeated="1020"/>
        </table:table-row>
        <table:table-row table:style-name="ro17">
          <table:table-cell table:style-name="ce6" table:number-columns-repeated="3"/>
          <table:table-cell table:style-name="ce36" office:value-type="string">
            <text:p>weiblich</text:p>
          </table:table-cell>
          <table:table-cell table:style-name="ce6" table:number-columns-repeated="1020"/>
        </table:table-row>
        <table:table-row table:style-name="ro5" table:number-rows-repeated="3">
          <table:table-cell table:style-name="ce6" table:number-columns-repeated="1024"/>
        </table:table-row>
        <table:table-row table:style-name="ro17">
          <table:table-cell table:style-name="ce6" table:number-columns-repeated="3"/>
          <table:table-cell table:style-name="ce35"/>
          <table:table-cell table:style-name="ce6" table:number-columns-repeated="1020"/>
        </table:table-row>
        <table:table-row table:style-name="ro17" table:number-rows-repeated="8">
          <table:table-cell table:style-name="ce6" table:number-columns-repeated="3"/>
          <table:table-cell table:style-name="ce37"/>
          <table:table-cell table:style-name="ce6" table:number-columns-repeated="1020"/>
        </table:table-row>
        <table:table-row table:style-name="ro5" table:number-rows-repeated="420">
          <table:table-cell table:style-name="ce6" table:number-columns-repeated="1024"/>
        </table:table-row>
        <table:table-row table:style-name="ro5" table:number-rows-repeated="5193">
          <table:table-cell table:number-columns-repeated="15"/>
          <table:table-cell table:style-name="ce6" table:number-columns-repeated="1009"/>
        </table:table-row>
        <table:table-row table:style-name="ro5" table:number-rows-repeated="104289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1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number:text>-€ 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style:text-properties fo:color="#ff0000"/>
      <number:text>-€ 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-€ </number:text>
      <number:number number:decimal-places="0" number:min-integer-digits="1" number:grouping="true"/>
      <number:text> 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-€ </number:text>
      <number:number number:decimal-places="2" number:min-integer-digits="1" number:grouping="true"/>
      <number:text> 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0" number:min-integer-digits="1" number:grouping="true"/>
    </number:number-style>
    <number:number-style style:name="N5115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5P0"/>
    </number:number-style>
    <number:number-style style:name="N5117P0" style:volatile="true" number:language="de" number:country="AT">
      <number:text>€ </number:text>
      <number:number number:decimal-places="2" number:min-integer-digits="1" number:grouping="true"/>
    </number:number-style>
    <number:number-style style:name="N5117" number:language="de" number:country="AT">
      <number:text>-€ 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de" number:country="AT">
      <number:text>€ </number:text>
      <number:number number:decimal-places="2" number:min-integer-digits="1" number:grouping="true"/>
    </number:number-style>
    <number:number-style style:name="N5118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8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6:17:04</meta:creation-date>
    <dc:date>2014-12-19T17:18:48</dc:date>
    <meta:editing-duration>PT49M31S</meta:editing-duration>
    <meta:editing-cycles>11</meta:editing-cycles>
    <meta:generator>LibreOffice/3.5$Linux_X86_64 LibreOffice_project/350m1$Build-2</meta:generator>
    <meta:document-statistic meta:table-count="3" meta:cell-count="166" meta:object-count="0"/>
  </office:meta>
</office:document-meta>
</file>